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7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f5ce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paragraph-properties fo:text-align="center" style:justify-single-word="false"/>
      <style:text-properties style:text-position="0% 100%" officeooo:rsid="001b6e33" officeooo:paragraph-rsid="001b6e33"/>
    </style:style>
    <style:style style:name="P21" style:family="paragraph" style:parent-style-name="Table_20_Contents">
      <style:text-properties officeooo:rsid="0013c147" officeooo:paragraph-rsid="0013c147"/>
    </style:style>
    <style:style style:name="P22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3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4" style:family="paragraph" style:parent-style-name="Table_20_Contents">
      <style:paragraph-properties fo:text-align="center" style:justify-single-word="false"/>
      <style:text-properties officeooo:rsid="001d8222" officeooo:paragraph-rsid="001d8222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8" style:family="paragraph" style:parent-style-name="Text_20_body">
      <style:text-properties officeooo:paragraph-rsid="000dbe12"/>
    </style:style>
    <style:style style:name="P29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1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455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 text:c="11"/>Récapitulatifs des T<text:span text:style-name="T2">p</text:span>s <text:span text:style-name="T2">I</text:span><text:span text:style-name="T1">nformatique<text:tab/></text:span></text:h>
      <text:h text:style-name="P30" text:outline-level="1"><text:span text:style-name="T8">Binôme :</text:span><text:span text:style-name="T9"> </text:span><text:bookmark-start text:name="__DdeLink__694_1738765354"/><text:span text:style-name="T9">BRUNET Lug, MACZYTA Nicolas</text:span><text:bookmark-end text:name="__DdeLink__694_1738765354"/></text:h>
      <text:p text:style-name="P26">Remplir la colonne « état » de chacun des items des Tps.</text:p>
      <text:p text:style-name="P25"><text:span text:style-name="T10">A</text:span> : <text:span text:style-name="T1">Mieux</text:span> que demandés et/ou exercices facultatifs <text:span text:style-name="T1">fait.</text:span><text:tab/><text:span text:style-name="T11">B</text:span><text:span text:style-name="T1"> : Testé et validé.</text:span></text:p>
      <text:p text:style-name="P27"><text:span text:style-name="T10">C </text:span>: Fait mais moins bien que demandé.<text:tab/><text:tab/><text:tab/><text:span text:style-name="T10">D</text:span> : Fait mais Buggé.<text:tab/><text:span text:style-name="T10">E</text:span>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86535879920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886535962752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36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45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5520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66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76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687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2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70320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71792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886535972864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1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8653593793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886535153952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1"/>
          </table:table-cell>
        </table:table-row>
        <table:table-row table:style-name="TableLine9488653515507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5598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56944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58096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5960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61152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62704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6369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886535164768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1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886535988624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886535188912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886535994512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886535991632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886536008064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886536009216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24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886536010240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7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1" text:outline-level="2">TP<text:span text:style-name="T5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88653601308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886536024096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3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886536025104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0">C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3-17T10:42:47.298476629</dc:date>
    <meta:editing-duration>PT1H25M34S</meta:editing-duration>
    <meta:editing-cycles>19</meta:editing-cycles>
    <meta:generator>LibreOffice/6.4.7.2$Linux_X86_64 LibreOffice_project/4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